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fo:language="zxx" fo:country="none" fo:font-weight="bold" officeooo:rsid="0021588f" officeooo:paragraph-rsid="0021588f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6pt" fo:language="zxx" fo:country="none" fo:font-weight="bold" officeooo:rsid="0021588f" officeooo:paragraph-rsid="0021588f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fo:language="zxx" fo:country="none" fo:font-weight="bold" officeooo:rsid="00222268" officeooo:paragraph-rsid="00222268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fo:language="zxx" fo:country="none" fo:font-weight="bold" officeooo:rsid="0023ef39" officeooo:paragraph-rsid="0023ef39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fo:language="zxx" fo:country="none" fo:font-weight="normal" officeooo:rsid="00222268" officeooo:paragraph-rsid="00222268" fo:background-color="#ffffff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8pt" fo:language="zxx" fo:country="none" fo:font-weight="bold" officeooo:rsid="0021588f" officeooo:paragraph-rsid="00222268" fo:background-color="#ffff9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8pt" fo:language="zxx" fo:country="none" fo:font-weight="bold" officeooo:rsid="00222268" officeooo:paragraph-rsid="00222268" fo:background-color="#ffff9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language="zxx" fo:country="none" officeooo:paragraph-rsid="0024ab27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officeooo:paragraph-rsid="0024ab27"/>
    </style:style>
    <style:style style:name="P1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22268" officeooo:paragraph-rsid="00222268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22268" officeooo:paragraph-rsid="0027b20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3e600" officeooo:paragraph-rsid="0023e600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3ef39" officeooo:paragraph-rsid="0023ef3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7b20a" officeooo:paragraph-rsid="0027b20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3e600" officeooo:paragraph-rsid="0023e600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3ef39" officeooo:paragraph-rsid="0023ef3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3ef39" officeooo:paragraph-rsid="0023e600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4ab27" officeooo:paragraph-rsid="0024ab27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bold" officeooo:rsid="0023e600" officeooo:paragraph-rsid="0023e600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bold" officeooo:rsid="0023ef39" officeooo:paragraph-rsid="0023ef39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font-size="10pt" fo:language="zxx" fo:country="none" fo:font-weight="normal" officeooo:rsid="0024ab27" officeooo:paragraph-rsid="0024ab27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3ef39" officeooo:paragraph-rsid="0023ef3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3ef39" officeooo:paragraph-rsid="0023ef3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font-size="12pt" fo:language="zxx" fo:country="none" fo:font-weight="normal" officeooo:rsid="0024ab27" officeooo:paragraph-rsid="0024ab27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Text_20_body">
      <style:text-properties officeooo:paragraph-rsid="0024ab27"/>
    </style:style>
    <style:style style:name="P2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ext_20_body">
      <style:text-properties fo:language="zxx" fo:country="none" officeooo:paragraph-rsid="0024ab27" style:language-asian="zxx" style:country-asian="none" style:language-complex="zxx" style:country-complex="none"/>
    </style:style>
    <style:style style:name="P28" style:family="paragraph" style:parent-style-name="Preformatted_20_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9" style:family="paragraph" style:parent-style-name="Preformatted_20_Text">
      <style:text-properties fo:font-size="10pt" fo:language="zxx" fo:country="none" officeooo:rsid="0030d727" officeooo:paragraph-rsid="0030d727" style:font-size-asian="10pt" style:language-asian="zxx" style:country-asian="none" style:font-size-complex="10pt" style:language-complex="zxx" style:country-complex="none"/>
    </style:style>
    <style:style style:name="P30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Preformatted_20_Text">
      <style:paragraph-properties fo:margin-top="0in" fo:margin-bottom="0.1965in" style:contextual-spacing="false"/>
    </style:style>
    <style:style style:name="P3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language="zxx" fo:country="none" fo:font-weight="bold" officeooo:rsid="0024ab27" officeooo:paragraph-rsid="0024ab27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language="zxx" fo:country="none" fo:font-weight="bold" officeooo:rsid="002548ef" officeooo:paragraph-rsid="002548ef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language="zxx" fo:country="none" fo:font-weight="bold" officeooo:rsid="00269c5a" officeooo:paragraph-rsid="00269c5a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Preformatted_20_Text">
      <style:paragraph-properties fo:margin-top="0in" fo:margin-bottom="0.1965in" style:contextual-spacing="false"/>
      <style:text-properties style:font-name="Liberation Serif" fo:font-size="16pt" fo:language="zxx" fo:country="none" fo:font-weight="bold" officeooo:rsid="0024ab27" officeooo:paragraph-rsid="0024ab27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6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Text_20_body" style:list-style-name="L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222268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24ab27" style:language-asian="zxx" style:country-asian="none" style:language-complex="zxx" style:country-complex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c819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ef39" style:font-weight-asian="normal" style:font-weight-complex="normal"/>
    </style:style>
    <style:style style:name="T8" style:family="text">
      <style:text-properties fo:font-weight="normal" officeooo:rsid="002548ef" style:font-weight-asian="normal" style:font-weight-complex="normal"/>
    </style:style>
    <style:style style:name="T9" style:family="text">
      <style:text-properties fo:font-weight="normal" officeooo:rsid="0027b20a" style:font-weight-asian="normal" style:font-weight-complex="normal"/>
    </style:style>
    <style:style style:name="T10" style:family="text">
      <style:text-properties fo:font-weight="normal" officeooo:rsid="002ad3b4" style:font-weight-asian="normal" style:font-weight-complex="normal"/>
    </style:style>
    <style:style style:name="T11" style:family="text">
      <style:text-properties fo:font-weight="normal" officeooo:rsid="002d8c84" style:font-weight-asian="normal" style:font-weight-complex="normal"/>
    </style:style>
    <style:style style:name="T12" style:family="text">
      <style:text-properties fo:font-weight="normal" officeooo:rsid="0030d727" style:font-weight-asian="normal" style:font-weight-complex="normal"/>
    </style:style>
    <style:style style:name="T13" style:family="text">
      <style:text-properties officeooo:rsid="0023ef39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7b20a" style:font-size-asian="12pt" style:font-size-complex="12pt"/>
    </style:style>
    <style:style style:name="T16" style:family="text">
      <style:text-properties fo:font-size="12pt" fo:font-weight="bold" officeooo:rsid="0024ab27" fo:background-color="#ffffff" loext:char-shading-value="0" style:font-size-asian="12pt" style:font-weight-asian="bold" style:font-size-complex="12pt" style:font-weight-complex="bold"/>
    </style:style>
    <style:style style:name="T17" style:family="text">
      <style:text-properties fo:font-size="12pt" fo:font-weight="normal" officeooo:rsid="0024ab27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31785c" style:font-size-asian="10pt" style:font-size-complex="10pt"/>
    </style:style>
    <style:style style:name="T20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font-size="10pt" fo:language="zxx" fo:country="none" officeooo:rsid="0031785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font-size="10pt" fo:font-weight="normal" officeooo:rsid="0024ab27" fo:background-color="#ffffff" loext:char-shading-value="0" style:font-size-asian="10pt" style:font-weight-asian="normal" style:font-size-complex="10pt" style:font-weight-complex="normal"/>
    </style:style>
    <style:style style:name="T23" style:family="text">
      <style:text-properties officeooo:rsid="0024ab27"/>
    </style:style>
    <style:style style:name="T24" style:family="text">
      <style:text-properties officeooo:rsid="002a8d40"/>
    </style:style>
    <style:style style:name="T25" style:family="text">
      <style:text-properties officeooo:rsid="0030d72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UMO – Certificação Java SE 7 Programmer I: <text:span text:style-name="T1">Java basics </text:span></text:p>
      <text:p text:style-name="P7">(O básico de Java)</text:p>
      <text:p text:style-name="P2"/>
      <text:p text:style-name="P1">1. Define the <text:span text:style-name="T1">scope of variables (defina o escopo de variáveis)</text:span></text:p>
      <text:p text:style-name="P1"/>
      <text:p text:style-name="P12"><text:tab/>Esta sessão diz respeito <text:span text:style-name="T24">ao</text:span> escopo e em que ponto do código uma variável pode ser usada.</text:p>
      <text:p text:style-name="P1"/>
      <text:p text:style-name="P10"><text:span text:style-name="T4">ESCOPO</text:span> – determina onde uma variável pode ser usada (bloco de chaves {}). Vive e morre dentro do bloco.</text:p>
      <text:p text:style-name="P10"/>
      <text:p text:style-name="P10"><text:span text:style-name="T4">ATRIBUTO</text:span> <text:span text:style-name="T4">DE</text:span> <text:span text:style-name="T4">CLASSE</text:span> – variável declarada dentro da classe mas fora de qualquer método (também chamado de variável de instância, variável de objeto e variável de classe).</text:p>
      <text:p text:style-name="P10"/>
      <text:p text:style-name="P11"><text:span text:style-name="T4">VARIÁVEL</text:span> <text:span text:style-name="T4">ESTÁTICA</text:span> – é como um atributo de classe, mas estático. Somente uma variável estática é criada por classe. </text:p>
      <text:p text:style-name="P14">Ex: a classe Pessoa tem um int estático. 5 objetos da classe pessoa manipulam a mesma variável int.</text:p>
      <text:p text:style-name="P10"/>
      <text:p text:style-name="P10"><text:span text:style-name="T4">VARIÁVEL</text:span> <text:span text:style-name="T4">DE</text:span> <text:span text:style-name="T4">REFERÊNCIA</text:span> – é uma instância de classe, <text:span text:style-name="T25">um ponteiro que aponta para o objeto</text:span>.</text:p>
      <text:p text:style-name="P5"/>
      <text:p text:style-name="P3">2. Define the structure of a Java class (defina a estrutura de uma classe Java)</text:p>
      <text:p text:style-name="P3"/>
      <text:p text:style-name="P15"><text:tab/>Explica a estrutura de um arquivo Java.</text:p>
      <text:p text:style-name="P15"/>
      <text:p text:style-name="P19">PACOTES –<text:span text:style-name="T6"> serve para organizar as classes. Toda classe pertence à um pacote. </text:span></text:p>
      <text:p text:style-name="P19"><text:span text:style-name="T6"><text:tab/>Pacotes são a estrutura de diretórios onde estão as classes do projeto (geralmente SRC). Classes no </text:span>default package<text:span text:style-name="T6"> (sem declaração package) não podem ser acessadas de outros pacotes de jeito nenhum, mas pode importar classes de fora. </text:span><text:span text:style-name="T9">Classes no default package também se enchergam sem precisar usar o import.</text:span></text:p>
      <text:p text:style-name="P15"/>
      <text:p text:style-name="P19">IMPORTS<text:span text:style-name="T6"> – declarações que permitem o uso de classes de outros pacotes.</text:span></text:p>
      <text:p text:style-name="P15"/>
      <text:p text:style-name="P19">CLASSES<text:span text:style-name="T6"> – arquivos .java que pode</text:span><text:span text:style-name="T9">m</text:span><text:span text:style-name="T6"> possuir classe pública ou não. </text:span><text:span text:style-name="T10">Pode possuir variás classes não-públicas, caso haja necessidade somente uma pode ser pública. N</text:span><text:span text:style-name="T6">este caso, a classe pública deve ter o mesmo nome do arquivo.</text:span></text:p>
      <text:p text:style-name="P15"/>
      <text:p text:style-name="P19">INTERFACES<text:span text:style-name="T6"> – tipo de classe que </text:span><text:span text:style-name="T7">pode receber métodos sem escopo </text:span><text:span text:style-name="T9">(que são métodos abstratos)</text:span><text:span text:style-name="T7">, desde que não sejam </text:span><text:span text:style-name="T13">private ou protected</text:span><text:span text:style-name="T7">. O mesmo para variáveis. </text:span><text:span text:style-name="T12">Os métodos devem </text:span><text:span text:style-name="T7">recebe</text:span><text:span text:style-name="T12">r</text:span><text:span text:style-name="T7"> ponto e vírgula </text:span><text:span text:style-name="T12">no lugar das chaves</text:span><text:span text:style-name="T7">.</text:span></text:p>
      <text:p text:style-name="P17"/>
      <text:p text:style-name="P20">MÉTODOS<text:span text:style-name="T6"> – precisam do tipo de retorno explícito.</text:span></text:p>
      <text:p text:style-name="P16"/>
      <text:p text:style-name="P20">CONSTRUTORES<text:span text:style-name="T6"> – é chamado quando uma classe recebe um new, é quem cria o objeto. Pode ter a declaração </text:span>return<text:span text:style-name="T6"> retornando nada. Não possui tipo de retorno mas pode ter modificadores de acesso.</text:span></text:p>
      <text:p text:style-name="P16"/>
      <text:p text:style-name="P20">COMENTÁRIOS<text:span text:style-name="T6"> – podem ir em qualquer lugar, menos entre palavras.</text:span></text:p>
      <text:p text:style-name="P16"/>
      <text:p text:style-name="P20">DICAS<text:span text:style-name="T6">:</text:span></text:p>
      <text:p text:style-name="P22"><text:tab/>Em java, é possível definir mais de uma classe/interface em um mesmo arquivo java, desde que:</text:p>
      <text:list xml:id="list7074646396562596859" text:style-name="L1">
        <text:list-item>
          <text:p text:style-name="P37">Podem ser definidos em qualquer ordem;</text:p>
        </text:list-item>
        <text:list-item>
          <text:p text:style-name="P37">Se existir alguma classe/interface pública, o nome do arquivo deve ser o mesmo dessa classe/interface;</text:p>
        </text:list-item>
        <text:list-item>
          <text:p text:style-name="P37">Só pode existir uma classe/interface pública por arquivo;</text:p>
        </text:list-item>
        <text:list-item>
          <text:p text:style-name="P36">Se não houver nenhuma classe/interface pública, o arquivo pode ter qualquer nome.</text:p>
        </text:list-item>
      </text:list>
      <text:p text:style-name="P20">Estrutura de um arquivo java:</text:p>
      <text:p text:style-name="P16"/>
      <text:p text:style-name="P16"><text:soft-page-break/>PACKAGE</text:p>
      <text:p text:style-name="P16">IMPORTS</text:p>
      <text:p text:style-name="P16">TIPOS (classes, interfaces).</text:p>
      <text:p text:style-name="P16"/>
      <text:p text:style-name="P4">3. Create executable Java applications with a main method <text:span text:style-name="T23">(Crie aplicações Java executáveis com um método main)</text:span></text:p>
      <text:p text:style-name="P4"/>
      <text:p text:style-name="P16"><text:tab/>Aqui é explicado classes que podem ser executadas ou não.</text:p>
      <text:p text:style-name="P16"/>
      <text:p text:style-name="P16"><text:span text:style-name="T4">MÉTODO MAIN</text:span> – <text:span text:style-name="T4">public static void main(String[] args)</text:span>. Sua declaração deve ser obrigatóriamente desta maneira, suas únicas alterações válidas são usar varArgs no lugar do String, mas do tipo String <text:span text:style-name="T4">(String... args)</text:span> e o nome do(s) parâmetro(s) pode ser alterado <text:span text:style-name="T4">(String[] param)</text:span>. </text:p>
      <text:p text:style-name="P16"><text:tab/>Classes sem método main não podem ser executadas. Declarações válidas do método main:</text:p>
      <text:p text:style-name="P13"/>
      <text:p text:style-name="P23"><text:span text:style-name="Source_20_Text"><text:span text:style-name="T18">//</text:span></text:span><text:span text:style-name="Source_20_Text"><text:span text:style-name="T19">Tipo do p</text:span></text:span><text:span text:style-name="Source_20_Text"><text:span text:style-name="T18">arâmetro como array</text:span></text:span></text:p>
      <text:p text:style-name="Preformatted_20_Text"><text:span text:style-name="Source_20_Text"><text:span text:style-name="T20">public static void main (String[] args) {}</text:span></text:span></text:p>
      <text:p text:style-name="P28"/>
      <text:p text:style-name="Preformatted_20_Text"><text:span text:style-name="Source_20_Text"><text:span text:style-name="T20">//</text:span></text:span><text:span text:style-name="Source_20_Text"><text:span text:style-name="T21">Tipo do p</text:span></text:span><text:span text:style-name="Source_20_Text"><text:span text:style-name="T20">arâmetro como varargs</text:span></text:span></text:p>
      <text:p text:style-name="Preformatted_20_Text"><text:span text:style-name="Source_20_Text"><text:span text:style-name="T20">public static void main (String... args) {}</text:span></text:span></text:p>
      <text:p text:style-name="P28"/>
      <text:p text:style-name="Preformatted_20_Text"><text:span text:style-name="Source_20_Text"><text:span text:style-name="T20">//A ordem dos modificadores não importa</text:span></text:span></text:p>
      <text:p text:style-name="Preformatted_20_Text"><text:span text:style-name="Source_20_Text"><text:span text:style-name="T20">static public void main(String[] args) {}</text:span></text:span></text:p>
      <text:p text:style-name="P29"/>
      <text:p text:style-name="Preformatted_20_Text"><text:span text:style-name="Source_20_Text"><text:span text:style-name="T20">//O nome do parâmetro não importa</text:span></text:span></text:p>
      <text:p text:style-name="Preformatted_20_Text"><text:span text:style-name="Source_20_Text"><text:span text:style-name="T20">public static void main (String... argumentos){}</text:span></text:span></text:p>
      <text:p text:style-name="P28"/>
      <text:p text:style-name="Preformatted_20_Text"><text:span text:style-name="Source_20_Text"><text:span text:style-name="T20">//Também é uma definição válida de array</text:span></text:span></text:p>
      <text:p text:style-name="P31"><text:span text:style-name="Source_20_Text"><text:span text:style-name="T20">public static void main (String args[]) {}</text:span></text:span></text:p>
      <text:p text:style-name="P16"><text:span text:style-name="T4">CLASSPATH</text:span> – é o caminho onde o <text:span text:style-name="T4">javac</text:span> e o <text:span text:style-name="T4">java </text:span><text:span text:style-name="T5">vão</text:span> buscar as classes para compilar e executar. <text:span text:style-name="T23">Para configurá-lo pode ser por:</text:span></text:p>
      <text:p text:style-name="P16"/>
      <text:p text:style-name="P18">- Variáveis de ambiente – não recomendado.</text:p>
      <text:p text:style-name="P18"/>
      <text:p text:style-name="P18">- Com as opções <text:span text:style-name="T4">-cp </text:span>ou <text:span text:style-name="T4">-classpath</text:span> dos comandos javac ou java.</text:p>
      <text:p text:style-name="P18"/>
      <text:p text:style-name="P18">A segunda é mais usada. Imagine que queremos usar alguma biblioteca junto com nosso programa:</text:p>
      <text:p text:style-name="P18"/>
      <text:p text:style-name="P24"><text:span text:style-name="Source_20_Text"><text:span text:style-name="T18">$ javac -cp /diretorio/biblioteca.jar Prova.java</text:span></text:span></text:p>
      <text:p text:style-name="P31"><text:span text:style-name="Source_20_Text"><text:span text:style-name="T20">$ java -cp /diretorio/biblioteca.jar Prova</text:span></text:span></text:p>
      <text:p text:style-name="P21"><text:span text:style-name="T14">E podemos passar tanto caminhos de outras pastas como de </text:span><text:span text:style-name="T15">jars ou zips.</text:span><text:span text:style-name="T14"> Para passar mais de uma coisa no classpath, usamos o separador de parâmetros no SO (no Windows é ponto e vírgula, no Linux/Mac/Solaris/Unix são dois pontos):</text:span></text:p>
      <text:p text:style-name="P30"/>
      <text:p text:style-name="Preformatted_20_Text"><text:span text:style-name="Source_20_Text"><text:span text:style-name="T2">$ javac -cp /diretorio/biblioteca.jar;/outrodir/ scjp/Prova.java</text:span></text:span></text:p>
      <text:p text:style-name="P31"><text:span text:style-name="Source_20_Text"><text:span text:style-name="T2">$ java -cp /diretorio/biblioteca.jar;/outrodir/ scjp.Prova</text:span></text:span></text:p>
      <text:p text:style-name="P8"><text:span text:style-name="T16">JAR</text:span><text:span text:style-name="T22"> - </text:span>Um arquiv<text:span text:style-name="T23">o jar n</text:span>ada mais é que a pasta de nossas classes no format<text:span text:style-name="T23">o zip</text:span> mas com extensão .<text:span text:style-name="T23">jar. </text:span>Para criar um <text:span text:style-name="T23">jar </text:span>incluindo a pasta <text:span text:style-name="T23">scjp</text:span>:</text:p>
      <text:p text:style-name="P9"><text:span text:style-name="Source_20_Text"><text:span text:style-name="T2"/></text:span></text:p>
      <text:p text:style-name="P31"><text:span text:style-name="Source_20_Text"><text:span text:style-name="T2">jar -cf bib.jar scjp</text:span></text:span></text:p>
      <text:p text:style-name="P27"><text:span text:style-name="T23">A</text:span>gora podemos executar nossa classe usando esse <text:span text:style-name="T23">jar:</text:span></text:p>
      <text:p text:style-name="P25"><text:span text:style-name="Source_20_Text"><text:span text:style-name="T20">java -cp bib.jar scjp.Prova</text:span></text:span></text:p>
      <text:p text:style-name="P8"><text:span text:style-name="T16">META-INF/Manifest.mf </text:span><text:span text:style-name="T17">- </text:span>Ao criar o jar usando o comando <text:span text:style-name="T23">jar </text:span>do JDK, ele cria automaticamente a pasta <text:span text:style-name="T23">META-INF</text:span>, que é usada para configurações relativas ao nosso <text:span text:style-name="T23">jar.</text:span> E dentro dela, cria o arquivo <text:span text:style-name="T23">Manifest.mf.</text:span></text:p>
      <text:p text:style-name="Text_20_body"><text:span text:style-name="T2"><text:tab/>Esse arquivo pode ser usado para algumas configurações. Por exemplo, é possível dizer qual classe do </text:span><text:soft-page-break/><text:span text:style-name="T2">noss</text:span><text:span text:style-name="T3">o jar</text:span><text:span text:style-name="T2"> é a classe principal (</text:span><text:span text:style-name="Strong_20_Emphasis"><text:span text:style-name="T2">Main-Class</text:span></text:span><text:span text:style-name="T2">) e que deve ser executada.</text:span></text:p>
      <text:p text:style-name="P26"><text:tab/>Basta criar um arquivo chamado <text:span text:style-name="T23">Manifest.mf </text:span>com a seguinte instrução indicando a classe com o métod<text:span text:style-name="T23">o main:</text:span></text:p>
      <text:p text:style-name="P31"><text:span text:style-name="Source_20_Text"><text:span text:style-name="T2">Main-Class: scjp.Teste</text:span></text:span></text:p>
      <text:p text:style-name="P26">E depois gerar o jar passando esse arquivo:</text:p>
      <text:p text:style-name="P31"><text:span text:style-name="Source_20_Text"><text:span text:style-name="T2">jar -cfm bib.jar meumanifest scjp</text:span></text:span></text:p>
      <text:p text:style-name="P26">Na hora de rodar um jar com <text:span text:style-name="T23">Main-Class</text:span>, basta usar:</text:p>
      <text:p text:style-name="P31"><text:span text:style-name="Source_20_Text"><text:span text:style-name="T2">java -jar bib.ja</text:span></text:span><text:span text:style-name="Source_20_Text"><text:span text:style-name="T3">r.</text:span></text:span></text:p>
      <text:p text:style-name="P35">4. Import other Java packages to make them accessible in your code (Importe outros pacotes java e deixe-os acessíveis ao seu código)</text:p>
      <text:p text:style-name="P32"><text:tab/><text:span text:style-name="T6">Explica a utilização dos imports.</text:span></text:p>
      <text:p text:style-name="P32">FULL QUALIFIED NAME (FQN)<text:span text:style-name="T6"> – nome completo da classe </text:span>pacote.NomeClasse<text:span text:style-name="T6">. Pode ser usado caso não se queira usar o import.</text:span></text:p>
      <text:p text:style-name="P32">IMPORTANDO CLASSES COM O MESMO NOME<text:span text:style-name="T6"> – não é possível explicitamente importar duas classes de pacotes diferentes com o mesmo nome, como classe util.Date e sql.Date. Neste caso um import pode ser explícito importando todo </text:span><text:span text:style-name="T11">o</text:span><text:span text:style-name="T6"> pacote (util.*) e explicitamente importar somente Date do pacote sql. </text:span><text:span text:style-name="T11">Em o</text:span><text:span text:style-name="T8">utros casos pode se usar o FQN onde se deseja usar a classe.</text:span></text:p>
      <text:p text:style-name="P33">DOIS IMPORTS IGUAIS<text:span text:style-name="T6"> – é permitido, só gera um warning. O primeiro é utilizado, o segundo ignorado.</text:span></text:p>
      <text:p text:style-name="P33">PACOTES<text:span text:style-name="T6"> – ao se importar classes de um pacote que tenha subpacotes, </text:span>somente os tipos são importados<text:span text:style-name="T6">, os subpacotes não.</text:span></text:p>
      <text:p text:style-name="P34">IMPORTS ESTÁTICOS<text:span text:style-name="T6"> – com </text:span>import static<text:span text:style-name="T6"> é possível importar somente métodos e atributos estáticos de uma clas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21:16:49.695066818</meta:creation-date>
    <dc:date>2016-09-29T23:09:38.738231759</dc:date>
    <meta:editing-duration>PT29M1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71" meta:word-count="987" meta:character-count="6118" meta:non-whitespace-character-count="5173"/>
  </office:meta>
</office:document-meta>
</file>